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5c2e" officeooo:paragraph-rsid="00185c2e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5c2e" style:font-size-asian="18pt" style:font-style-asian="normal" style:font-weight-asian="normal" style:font-size-complex="18pt"/>
    </style:style>
    <style:style style:name="T5" style:family="text">
      <style:text-properties officeooo:rsid="00185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</text:span><text:span text:style-name="T4">16th</text:span><text:span text:style-name="T3"> of </text:span><text:span text:style-name="T4">September</text:span><text:span text:style-name="T3"> 2020 under the </text:span><text:span text:style-name="T4">23rd</text:span><text:span text:style-name="T3"> PA Meeting.</text:span></text:p>
      <text:p text:style-name="P1"/>
      <text:p text:style-name="P1">The Assembly, recognising the current situation,</text:p>
      <text:p text:style-name="P1"/>
      <text:p text:style-name="P3">Constitutes the need to raid the woodland mansion at -1888,5600.</text:p>
      <text:p text:style-name="P1"/>
      <text:p text:style-name="P1">And proceeds.</text:p>
      <text:p text:style-name="P1"/>
      <text:p text:style-name="P1">Signed by,</text:p>
      <text:p text:style-name="P3">RedPanda_4</text:p>
      <text:p text:style-name="P1"/>
      <text:p text:style-name="P1"/>
      <text:p text:style-name="P1"/>
      <text:p text:style-name="Standard"><text:span text:style-name="T1">[</text:span><text:span text:style-name="T2">Motion 23-7: To raid the woodland mansion (-1888 5600)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16T21:40:26.284920315</dc:date>
    <meta:editing-duration>PT1M11S</meta:editing-duration>
    <meta:editing-cycles>3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7" meta:word-count="45" meta:character-count="290" meta:non-whitespace-character-count="252"/>
  </office:meta>
</office:document-meta>
</file>